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FactoryBPEL20.WSDLFactoryBPEL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SDLFactoryBPEL20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FactoryBPEL20.newPopulatedExtension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